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haltsverzeichnis</text:p>
      <text:p text:style-name="Text_20_body"/>
      <text:list xml:id="list4091652146810708802" text:style-name="L1">
        <text:list-item>
          <text:p text:style-name="P1">Erklärung, das die Dokumentation kein Plagiat ist</text:p>
        </text:list-item>
        <text:list-item>
          <text:p text:style-name="P1">Kurzbeschreibung / Abstract</text:p>
        </text:list-item>
        <text:list-item>
          <text:p text:style-name="P1">Motivation und Ziel der Projektarbeit</text:p>
        </text:list-item>
        <text:list-item>
          <text:p text:style-name="P1">evt. Überblick über das Projekt (Grafik)</text:p>
        </text:list-item>
        <text:list-item>
          <text:p text:style-name="P1">Gründe für die Auswahl der Technologien</text:p>
        </text:list-item>
        <text:list-item>
          <text:p text:style-name="P1">Benutzerhandbuch zur Bedienung des Produktes</text:p>
        </text:list-item>
        <text:list-item>
          <text:p text:style-name="P1">Technische Beschreibung der Funktionen</text:p>
          <text:list>
            <text:list-item>
              <text:p text:style-name="P1">Beschreibung der Skripte</text:p>
            </text:list-item>
            <text:list-item>
              <text:p text:style-name="P1">Beschreibung der Datenbank</text:p>
            </text:list-item>
            <text:list-item>
              <text:p text:style-name="P1">evt. Beschreibung des Designs</text:p>
            </text:list-item>
          </text:list>
        </text:list-item>
        <text:list-item>
          <text:p text:style-name="P1">Aufgabenteilung und Arbeitsprozessbericht</text:p>
        </text:list-item>
        <text:list-item>
          <text:p text:style-name="P1">Ablauf der Arbeit (Probleme, Lösungen, Erfahrungen)</text:p>
        </text:list-item>
        <text:list-item>
          <text:p text:style-name="P1">Eigene Bewertung von Ablauf und Ergebnis (Selbstreflexion)</text:p>
        </text:list-item>
        <text:list-item>
          <text:p text:style-name="P1">Hinweis zur Weiterentwicklung des Produktes, neue Features etc.</text:p>
        </text:list-item>
        <text:list-item>
          <text:p text:style-name="P1">Abbildverzeichnis</text:p>
        </text:list-item>
        <text:list-item>
          <text:p text:style-name="P1">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45S</meta:editing-duration>
    <meta:editing-cycles>5</meta:editing-cycles>
    <meta:generator>OpenOffice/4.1.2$Win32 OpenOffice.org_project/412m3$Build-9782</meta:generator>
    <dc:date>2017-04-12T10:43:36.60</dc:date>
    <meta:document-statistic meta:table-count="0" meta:image-count="0" meta:object-count="0" meta:page-count="1" meta:paragraph-count="17" meta:word-count="89" meta:character-count="635"/>
    <meta:user-defined meta:name="Info 1"/>
    <meta:user-defined meta:name="Info 2"/>
    <meta:user-defined meta:name="Info 3"/>
    <meta:user-defined meta:name="Info 4"/>
  </office:meta>
</office:document-meta>
</file>